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2">
      <style:text-properties fo:font-size="15pt" fo:font-weight="normal" officeooo:paragraph-rsid="001ee9ab" style:font-size-asian="15pt" style:font-weight-asian="normal" style:font-size-complex="15pt" style:font-weight-complex="normal"/>
    </style:style>
    <style:style style:name="P2" style:family="paragraph" style:parent-style-name="Heading_20_3">
      <style:text-properties officeooo:paragraph-rsid="00261854"/>
    </style:style>
    <style:style style:name="P3" style:family="paragraph" style:parent-style-name="Text_20_body">
      <style:text-properties officeooo:paragraph-rsid="00261854"/>
    </style:style>
    <style:style style:name="P4" style:family="paragraph" style:parent-style-name="Text_20_body" style:list-style-name="L1">
      <style:text-properties officeooo:paragraph-rsid="00222653"/>
    </style:style>
    <style:style style:name="P5" style:family="paragraph" style:parent-style-name="Text_20_body" style:list-style-name="L1">
      <style:text-properties officeooo:rsid="001ee9ab" officeooo:paragraph-rsid="001ee9ab"/>
    </style:style>
    <style:style style:name="P6" style:family="paragraph" style:parent-style-name="Text_20_body" style:list-style-name="L1">
      <style:paragraph-properties fo:line-height="115%"/>
      <style:text-properties officeooo:rsid="001ee9ab" officeooo:paragraph-rsid="00205915"/>
    </style:style>
    <style:style style:name="P7" style:family="paragraph" style:parent-style-name="Text_20_body" style:list-style-name="L2">
      <style:text-properties officeooo:rsid="001ee9ab" officeooo:paragraph-rsid="0022fbfe"/>
    </style:style>
    <style:style style:name="P8" style:family="paragraph" style:parent-style-name="Text_20_body" style:list-style-name="L3">
      <style:text-properties officeooo:rsid="001ee9ab" officeooo:paragraph-rsid="00205915"/>
    </style:style>
    <style:style style:name="P9" style:family="paragraph" style:parent-style-name="Text_20_body" style:list-style-name="L1">
      <style:paragraph-properties fo:line-height="115%"/>
      <style:text-properties officeooo:paragraph-rsid="001ee9ab"/>
    </style:style>
    <style:style style:name="P10" style:family="paragraph" style:parent-style-name="Text_20_body" style:list-style-name="L1">
      <style:paragraph-properties fo:line-height="115%"/>
      <style:text-properties officeooo:paragraph-rsid="002c396e"/>
    </style:style>
    <style:style style:name="P11" style:family="paragraph" style:parent-style-name="Text_20_body" style:list-style-name="L1">
      <style:paragraph-properties fo:line-height="115%"/>
      <style:text-properties officeooo:paragraph-rsid="002e41e1"/>
    </style:style>
    <style:style style:name="P12" style:family="paragraph" style:parent-style-name="Text_20_body" style:list-style-name="L1">
      <style:paragraph-properties fo:line-height="115%"/>
      <style:text-properties officeooo:paragraph-rsid="002e83e4"/>
    </style:style>
    <style:style style:name="P13" style:family="paragraph" style:parent-style-name="Text_20_body" style:list-style-name="L7">
      <style:paragraph-properties fo:line-height="115%"/>
      <style:text-properties officeooo:paragraph-rsid="002e83e4"/>
    </style:style>
    <style:style style:name="P14" style:family="paragraph" style:parent-style-name="Text_20_body" style:list-style-name="L3">
      <style:text-properties officeooo:paragraph-rsid="00205915"/>
    </style:style>
    <style:style style:name="P15" style:family="paragraph" style:parent-style-name="Text_20_body" style:list-style-name="L1">
      <style:text-properties officeooo:rsid="00222653" officeooo:paragraph-rsid="00222653"/>
    </style:style>
    <style:style style:name="P16" style:family="paragraph" style:parent-style-name="Text_20_body" style:list-style-name="L4"/>
    <style:style style:name="P17" style:family="paragraph" style:parent-style-name="Text_20_body" style:list-style-name="L5"/>
    <style:style style:name="T1" style:family="text">
      <style:text-properties fo:color="#000000" loext:opacity="100%" style:font-name="Helvetica" fo:language="en" fo:country="US" style:letter-kerning="true" style:font-name-asian="Times New Roman" style:language-asian="uk" style:country-asian="UA" style:font-name-complex="Helvetica1"/>
    </style:style>
    <style:style style:name="T2" style:family="text">
      <style:text-properties fo:color="#000000" loext:opacity="100%" style:font-name="Helvetica" fo:language="en" fo:country="US" officeooo:rsid="00222653" style:letter-kerning="true" style:font-name-asian="Times New Roman" style:language-asian="uk" style:country-asian="UA" style:font-name-complex="Helvetica1"/>
    </style:style>
    <style:style style:name="T3" style:family="text">
      <style:text-properties fo:color="#000000" loext:opacity="100%" style:font-name="Helvetica" fo:language="en" fo:country="US" officeooo:rsid="00261854" style:letter-kerning="true" style:font-name-asian="Times New Roman" style:language-asian="uk" style:country-asian="UA" style:font-name-complex="Helvetica1"/>
    </style:style>
    <style:style style:name="T4" style:family="text">
      <style:text-properties officeooo:rsid="001ee9ab"/>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ee9ab" style:font-size-asian="12pt" style:font-weight-asian="normal" style:font-size-complex="12pt" style:font-weight-complex="normal"/>
    </style:style>
    <style:style style:name="T7" style:family="text">
      <style:text-properties fo:font-size="12pt" fo:font-weight="normal" officeooo:rsid="00205915" style:font-size-asian="12pt" style:font-weight-asian="normal" style:font-size-complex="12pt" style:font-weight-complex="normal"/>
    </style:style>
    <style:style style:name="T8" style:family="text">
      <style:text-properties fo:font-size="12pt" fo:font-weight="normal" officeooo:rsid="00222653" style:font-size-asian="12pt" style:font-weight-asian="normal" style:font-size-complex="12pt" style:font-weight-complex="normal"/>
    </style:style>
    <style:style style:name="T9" style:family="text">
      <style:text-properties fo:font-size="12pt" fo:font-weight="normal" officeooo:rsid="0022fbfe" style:font-size-asian="12pt" style:font-weight-asian="normal" style:font-size-complex="12pt" style:font-weight-complex="normal"/>
    </style:style>
    <style:style style:name="T10" style:family="text">
      <style:text-properties fo:font-size="12pt" fo:font-weight="normal" officeooo:rsid="00261854" style:font-size-asian="12pt" style:font-weight-asian="normal" style:font-size-complex="12pt" style:font-weight-complex="normal"/>
    </style:style>
    <style:style style:name="T11" style:family="text">
      <style:text-properties fo:font-size="12pt" fo:font-weight="normal" officeooo:rsid="002c396e" style:font-size-asian="12pt" style:font-weight-asian="normal" style:font-size-complex="12pt" style:font-weight-complex="normal"/>
    </style:style>
    <style:style style:name="T12" style:family="text">
      <style:text-properties fo:font-size="12pt" fo:font-weight="normal" officeooo:rsid="002e41e1" style:font-size-asian="12pt" style:font-weight-asian="normal" style:font-size-complex="12pt" style:font-weight-complex="normal"/>
    </style:style>
    <style:style style:name="T13" style:family="text">
      <style:text-properties fo:font-size="12pt" fo:font-weight="normal" officeooo:rsid="002e83e4"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22653" style:font-weight-asian="normal" style:font-weight-complex="normal"/>
    </style:style>
    <style:style style:name="T16" style:family="text">
      <style:text-properties fo:font-weight="normal" officeooo:rsid="00261854" style:font-weight-asian="normal" style:font-weight-complex="normal"/>
    </style:style>
    <style:style style:name="T17" style:family="text">
      <style:text-properties officeooo:rsid="00205915"/>
    </style:style>
    <style:style style:name="T18" style:family="text">
      <style:text-properties officeooo:rsid="0022fbfe"/>
    </style:style>
    <style:style style:name="T19" style:family="text">
      <style:text-properties officeooo:rsid="00261854"/>
    </style:style>
    <style:style style:name="T20" style:family="text">
      <style:text-properties style:text-position="super 58%" fo:font-size="12pt" fo:font-weight="normal" officeooo:rsid="00261854" style:font-size-asian="12pt" style:font-weight-asian="normal" style:font-size-complex="12pt" style:font-weight-complex="normal"/>
    </style:style>
    <style:style style:name="T21" style:family="text">
      <style:text-properties style:text-position="0% 100%" fo:font-size="12pt" fo:font-weight="normal" officeooo:rsid="00261854" style:font-size-asian="12pt" style:font-weight-asian="normal" style:font-size-complex="12pt" style:font-weight-complex="normal"/>
    </style:style>
    <style:style style:name="T22" style:family="text">
      <style:text-properties officeooo:rsid="002c396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OPTION </text:span><text:span text:style-name="T2">3 – </text:span><text:span text:style-name="T3">W</text:span><text:span text:style-name="T2">ireless microphone array</text:span><text:span text:style-name="T1">: </text:span></text:h>
      <text:list xml:id="list416704672" text:style-name="L1">
        <text:list-item>
          <text:p text:style-name="P4"><text:span text:style-name="Strong_20_Emphasis"><text:span text:style-name="T15">Hardware:</text:span></text:span></text:p>
          <text:list>
            <text:list-item>
              <text:p text:style-name="P5">Microphone System with 4 mics</text:p>
              <text:list>
                <text:list-item>
                  <text:p text:style-name="P11">Power Dynamics PD504H <text:span text:style-name="T4">(1499 zł)</text:span> <text:a xlink:type="simple" xlink:href="https://allegro.pl/oferta/profesjonalny-zestaw-mikrofonow-bezprzewodowych-uhf-pd-4x-mikrofon-stacja-12640483997" text:style-name="Internet_20_link" text:visited-style-name="Visited_20_Internet_20_Link">https://allegro.pl/oferta/profesjonalny-zestaw-mikrofonow-bezprzewodowych-uhf-pd-4x-mikrofon-stacja-12640483997</text:a></text:p>
                </text:list-item>
                <text:list-item>
                  <text:p text:style-name="P12"><text:span text:style-name="T12">4 x Kaline MS118 Statyw mikrofonowy + uchwyt na MIC</text:span><text:span text:style-name="T6"> </text:span><text:span text:style-name="T12">(4 x 1</text:span><text:span text:style-name="T13">80</text:span><text:span text:style-name="T12"> zł) https://allegro.pl/oferta/kaline-ms118-statyw-mikrofonowy-uchwyt-na-mic-13043158233</text:span></text:p>
                </text:list-item>
                <text:list-item>
                  <text:p text:style-name="P9"><text:span text:style-name="T6">4 x </text:span><text:span text:style-name="T5">Ugreen UGREEN AV130 Kabel XLR żeński do XLR męski - 1m (czarny) <text:line-break/></text:span><text:span text:style-name="T6">(4 x 15 zł)</text:span><text:span text:style-name="T5"> https://allegro.pl/oferta/ugreen-ugreen-av130-kabel-xlr-zenski-do-xlr-meski-1m-czarny-16033899456</text:span></text:p>
                </text:list-item>
                <text:list-item>
                  <text:p text:style-name="P9"><text:span text:style-name="T5">Tascam US-4x4HR </text:span><text:span text:style-name="T6">(845 zł)</text:span><text:span text:style-name="T5"> </text:span><text:a xlink:type="simple" xlink:href="https://www.morele.net/karta-dzwiekowa-tascam-us-4x4hr-12887302" text:style-name="Internet_20_link" text:visited-style-name="Visited_20_Internet_20_Link"><text:span text:style-name="T5">https://www.morele.net/karta-dzwiekowa-tascam-us-4x4hr-12887302</text:span></text:a></text:p>
                </text:list-item>
                <text:list-item>
                  <text:p text:style-name="P10"><text:span text:style-name="T8">e.g.</text:span><text:span text:style-name="T6"> BASEUS Szybki Kabel USB USB-C 2m 200cm do Ładowarki Szybkiego Ładowania QC (1</text:span><text:span text:style-name="T11">4</text:span><text:span text:style-name="T6"> zł) https://allegro.pl/oferta/baseus-szybki-kabel-usb-usb-c-2m-200cm-do-ladowarki-szybkiego-ladowania-qc-17973063960</text:span></text:p>
                </text:list-item>
                <text:list-item>
                  <text:p text:style-name="P6">Laptop </text:p>
                </text:list-item>
              </text:list>
            </text:list-item>
          </text:list>
        </text:list-item>
      </text:list>
      <text:list text:style-name="L2">
        <text:list-item>
          <text:list>
            <text:list-item>
              <text:p text:style-name="P7">Microphone System with <text:span text:style-name="T17">8 </text:span>mics</text:p>
            </text:list-item>
          </text:list>
        </text:list-item>
      </text:list>
      <text:list xml:id="list2952145896" text:style-name="L3">
        <text:list-item>
          <text:list>
            <text:list-item>
              <text:list>
                <text:list-item>
                  <text:p text:style-name="P14">Power Dynamics PD50<text:span text:style-name="T17">8</text:span> <text:span text:style-name="T4">(</text:span>2299<text:span text:style-name="T4"> zł)</text:span> <text:a xlink:type="simple" xlink:href="https://allegro.pl/oferta/zestaw-mikrofonow-bezprzewodowych-uhf-z-8-mikrofonami-recznymi-16760601375" text:style-name="Internet_20_link" text:visited-style-name="Visited_20_Internet_20_Link">https://allegro.pl/oferta/zestaw-mikrofonow-bezprzewodowych-uhf-z-8-mikrofonami-recznymi-16760601375</text:a></text:p>
                </text:list-item>
              </text:list>
            </text:list-item>
          </text:list>
        </text:list-item>
      </text:list>
      <text:list text:style-name="L7">
        <text:list-item>
          <text:list>
            <text:list-item>
              <text:list>
                <text:list-item>
                  <text:p text:style-name="P13"><text:span text:style-name="T13">8</text:span><text:span text:style-name="T12"> x Kaline MS118 Statyw mikrofonowy + uchwyt na MIC</text:span><text:span text:style-name="T6"> </text:span><text:span text:style-name="T12">(</text:span><text:span text:style-name="T13">8</text:span><text:span text:style-name="T12"> x 1</text:span><text:span text:style-name="T13">80</text:span><text:span text:style-name="T12"> zł) https://allegro.pl/oferta/kaline-ms118-statyw-mikrofonowy-uchwyt-na-mic-13043158233</text:span></text:p>
                </text:list-item>
              </text:list>
            </text:list-item>
          </text:list>
        </text:list-item>
      </text:list>
      <text:list xml:id="list194234943709895" text:continue-list="list2952145896" text:style-name="L3">
        <text:list-item>
          <text:list>
            <text:list-item>
              <text:list>
                <text:list-item>
                  <text:p text:style-name="P14"><text:span text:style-name="T7">8 </text:span><text:span text:style-name="T6">x </text:span><text:span text:style-name="T5">Ugreen UGREEN AV130 Kabel XLR żeński do XLR męski - 1m (czarny) <text:line-break/></text:span><text:span text:style-name="T6">(</text:span><text:span text:style-name="T7">8</text:span><text:span text:style-name="T6"> x 15 zł)</text:span><text:span text:style-name="T5"> </text:span><text:a xlink:type="simple" xlink:href="https://allegro.pl/oferta/ugreen-ugreen-av130-kabel-xlr-zenski-do-xlr-meski-1m-czarny-16033899456" text:style-name="Internet_20_link" text:visited-style-name="Visited_20_Internet_20_Link"><text:span text:style-name="T5">https://allegro.pl/oferta/ugreen-ugreen-av130-kabel-xlr-zenski-do-xlr-meski-1m-czarny-16033899456</text:span></text:a></text:p>
                </text:list-item>
                <text:list-item>
                  <text:p text:style-name="P14"><text:span text:style-name="T5">Tascam US-16x08 </text:span><text:span text:style-name="T6">(1444 zł)</text:span><text:span text:style-name="T5"> https://www.thomann.pl/tascam_us_16x08.htm</text:span></text:p>
                </text:list-item>
                <text:list-item>
                  <text:p text:style-name="P14"><text:span text:style-name="T8">e.g</text:span><text:span text:style-name="T6">. UGREEN KABEL DO DRUKARKI SKANERA USB Typ B - USB 2.0 480Mbps PRZEWÓD 1,5M </text:span><text:span text:style-name="T9">(12 zł)</text:span><text:span text:style-name="T6"> </text:span><text:a xlink:type="simple" xlink:href="https://allegro.pl/oferta/ugreen-kabel-do-drukarki-skanera-usb-typ-b-usb-2-0-480mbps-przewod-1-5m-17373631777" text:style-name="Internet_20_link" text:visited-style-name="Visited_20_Internet_20_Link"><text:span text:style-name="T6">https://allegro.pl/oferta/ugreen-kabel-do-drukarki-skanera-usb-typ-b-usb-2-0-480mbps-przewod-1-5m-17373631777</text:span></text:a></text:p>
                </text:list-item>
                <text:list-item>
                  <text:p text:style-name="P8"><text:soft-page-break/>Laptop </text:p>
                </text:list-item>
              </text:list>
            </text:list-item>
          </text:list>
        </text:list-item>
      </text:list>
      <text:list xml:id="list194235458112152" text:continue-list="list416704672" text:style-name="L1">
        <text:list-item>
          <text:list>
            <text:list-item>
              <text:p text:style-name="P15"><text:span text:style-name="T14">Both configurations include microphones that connect </text:span><text:span text:style-name="Strong_20_Emphasis"><text:span text:style-name="T14">wirelessly via infrared</text:span></text:span><text:span text:style-name="T14"> to a central </text:span><text:span text:style-name="Strong_20_Emphasis"><text:span text:style-name="T14">microphone station</text:span></text:span><text:span text:style-name="T14">. The station is then linked to an </text:span><text:span text:style-name="Strong_20_Emphasis"><text:span text:style-name="T14">audio interface (sound card)</text:span></text:span><text:span text:style-name="T14"> using </text:span><text:span text:style-name="Strong_20_Emphasis"><text:span text:style-name="T14">XLR cables</text:span></text:span><text:span text:style-name="T14">, which in turn connects to a </text:span><text:span text:style-name="Strong_20_Emphasis"><text:span text:style-name="T14">laptop via USB</text:span></text:span><text:span text:style-name="T14">. The laptop runs specialized software that </text:span><text:span text:style-name="Strong_20_Emphasis"><text:span text:style-name="T14">analyzes the incoming audio signals</text:span></text:span><text:span text:style-name="T14"> and </text:span><text:span text:style-name="Strong_20_Emphasis"><text:span text:style-name="T14">calculates the drone’s location</text:span></text:span><text:span text:style-name="T14"> based on the recorded data.</text:span></text:p>
            </text:list-item>
          </text:list>
        </text:list-item>
      </text:list>
      <text:h text:style-name="P2" text:outline-level="3"><text:span text:style-name="Strong_20_Emphasis"><text:span text:style-name="T5">Software needed:</text:span></text:span></text:h>
      <text:h text:style-name="P2" text:outline-level="3"><text:span text:style-name="Strong_20_Emphasis"><text:span text:style-name="T10">For determination of location of sound we can use Generalized Cross-Correlation with Phase-Transformation (GCC-PHAT) algorithm from Open embeddeD Audition System (ODAS) library for development of real time drone tracking system in 3 dimensional space. There also exists a library for Python called Pyroomacoustics</text:span></text:span><text:span text:style-name="Strong_20_Emphasis"><text:span text:style-name="T20"> </text:span></text:span><text:span text:style-name="Strong_20_Emphasis"><text:span text:style-name="T21">that allows for use of TDOA and Beamforming techniques, but is rather not suited for our needs. We could also try to create our own implementation of the software for the tracking system from scratch.</text:span></text:span></text:h>
      <text:h text:style-name="Heading_20_3" text:outline-level="3"><text:span text:style-name="Strong_20_Emphasis"><text:span text:style-name="T5">Advantages:</text:span></text:span></text:h>
      <text:list text:style-name="L4">
        <text:list-item>
          <text:p text:style-name="P16"><text:span text:style-name="Strong_20_Emphasis"><text:span text:style-name="T14">Full freedom of placement.</text:span></text:span><text:span text:style-name="T14"> Wireless microphones can be positioned around the area without running cables, enabling flexible array geometries.</text:span></text:p>
        </text:list-item>
        <text:list-item>
          <text:p text:style-name="P16"><text:span text:style-name="Strong_20_Emphasis"><text:span text:style-name="T14">Reduced cabling complexity.</text:span></text:span><text:span text:style-name="T14"> No long XLR or USB cables between microphones and the central station. </text:span></text:p>
        </text:list-item>
        <text:list-item>
          <text:p text:style-name="P16"><text:span text:style-name="Strong_20_Emphasis"><text:span text:style-name="T14">Suitable for large</text:span></text:span><text:span text:style-name="Strong_20_Emphasis"><text:span text:style-name="T16">r</text:span></text:span><text:span text:style-name="Strong_20_Emphasis"><text:span text:style-name="T14"> areas.</text:span></text:span><text:span text:style-name="T14"> </text:span><text:span text:style-name="T16">It is possible to place microphones in range of up to 30 m (on the line of sight) from central microphone station.</text:span><text:span text:style-name="T14"> </text:span><text:span text:style-name="T16">With such flexibility </text:span><text:span text:style-name="T14">drone detection range </text:span><text:span text:style-name="T16">could </text:span><text:span text:style-name="T14">increase significantly compared to compact USB array.</text:span></text:p>
        </text:list-item>
      </text:list>
      <text:h text:style-name="P2" text:outline-level="3"><text:span text:style-name="Strong_20_Emphasis"><text:span text:style-name="T5">Disadvantages:</text:span></text:span></text:h>
      <text:list text:style-name="L5">
        <text:list-item>
          <text:p text:style-name="P17"><text:span text:style-name="Strong_20_Emphasis"><text:span text:style-name="T16">Latency.</text:span></text:span><text:span text:style-name="T16"> Wireless systems inherently introduce transmission and processing delays. Even small and varying latencies (jitter) between channels can significantly reduce the accuracy of TDOA and beamforming algorithms, especially in real-time applications.</text:span></text:p>
        </text:list-item>
        <text:list-item>
          <text:p text:style-name="P17"><text:span text:style-name="Strong_20_Emphasis"><text:span text:style-name="T14">Battery dependence.</text:span></text:span><text:span text:style-name="T14"> Each wireless microphone requires its own power source. </text:span><text:span text:style-name="T16">It would be required to change batteries in microphones or to charge them. Such solution could not operate</text:span><text:span text:style-name="T14"> continuous</text:span><text:span text:style-name="T16">ly. </text:span></text:p>
        </text:list-item>
        <text:list-item>
          <text:p text:style-name="P17"><text:span text:style-name="Strong_20_Emphasis"><text:span text:style-name="T14">Higher overall cost.</text:span></text:span><text:span text:style-name="T14"> Wireless setups are more expensive due to </text:span><text:span text:style-name="T16">need for </text:span><text:span text:style-name="T14">the </text:span><text:span text:style-name="T16">additional components</text:span><text:span text:style-name="T14">.</text:span></text:p>
        </text:list-item>
        <text:list-item>
          <text:p text:style-name="P17"><text:span text:style-name="Strong_20_Emphasis"><text:span text:style-name="T14">Potential interference.</text:span></text:span><text:span text:style-name="T14"> Infrared communication can be affected by strong sunlight, obstacles blocking line-of-sight, or reflective surfaces disrupting signal paths.</text:span></text:p>
        </text:list-item>
      </text:list>
      <text:p text:style-name="P3"><text:soft-page-break/><text:span text:style-name="Strong_20_Emphasis"><text:span text:style-name="T5">Conclusion:</text:span></text:span></text:p>
      <text:p text:style-name="P3"><text:span text:style-name="T19">This</text:span> <text:span text:style-name="T19">solution</text:span> offers high flexibility, making it well-suited for larger <text:span text:style-name="T19">areas.</text:span> Its freedom of placement and reduced cabling simplify deployment and allow for custom array geometries. However, these advantages come at the cost of increased latency, battery maintenance, and higher overall system <text:span text:style-name="T19">expense</text:span>. Additionally, potential signal interference<text:span text:style-name="T19">s</text:span> can negatively impact the accuracy of real-time localization algorithms such as GCC-PHAT. Therefore, while the wireless approach is promising for wide-area applications, it may be less optimal for systems requiring continuous, low-latency, and highly precise sound source trac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5" style:display-name="ListLabel 55" style:family="text">
      <style:text-properties style:font-name-asian="Times New Roman" style:font-family-asian="'Times New Roman'" style:font-family-generic-asian="system" style:font-pitch-asian="variable" style:font-name-complex="Helvetica1" style:font-family-complex="Helvetica"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Helvetica"/>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20T19:40:40.183922735</dc:date>
    <meta:editing-duration>PT5H43M30S</meta:editing-duration>
    <meta:editing-cycles>10</meta:editing-cycles>
    <meta:generator>LibreOffice/7.4.7.2$Linux_X86_64 LibreOffice_project/40$Build-2</meta:generator>
    <meta:document-statistic meta:table-count="0" meta:image-count="0" meta:object-count="0" meta:page-count="3" meta:paragraph-count="30" meta:word-count="559" meta:character-count="4389" meta:non-whitespace-character-count="3875"/>
  </office:meta>
</office:document-meta>
</file>